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ab21" officeooo:paragraph-rsid="0005ab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ridFS</text:p>
      <text:p text:style-name="P1"/>
      <text:p text:style-name="P1">Steps and Questions:</text:p>
      <text:p text:style-name="P1">1. Connect through route</text:p>
      <text:p text:style-name="P1">2. Associate image id with item id (how to)</text:p>
      <text:p text:style-name="P1">3. Load image</text:p>
      <text:p text:style-name="P1">4. Display imag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4T22:29:36.688343019</meta:creation-date>
    <dc:date>2022-11-24T22:31:10.793872416</dc:date>
    <meta:editing-duration>PT1M34S</meta:editing-duration>
    <meta:editing-cycles>1</meta:editing-cycles>
    <meta:document-statistic meta:table-count="0" meta:image-count="0" meta:object-count="0" meta:page-count="1" meta:paragraph-count="6" meta:word-count="23" meta:character-count="122" meta:non-whitespace-character-count="105"/>
    <meta:generator>LibreOffice/6.4.7.2$Linux_X86_64 LibreOffice_project/40$Build-2</meta:generator>
  </office:meta>
</office:document-meta>
</file>